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yAnnotationInitializedInBaseClassTest.bef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yAnnotationInitializedInBaseClassTest.shouldInitSpiesInBase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ubTest.shouldInitSpiesInHierarch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yAnnotationInitializedInBaseClassTest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